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7.75cm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549cm" fo:min-width="6.052cm"/>
    </style:style>
    <style:style style:name="gr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5.5cm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 fo:min-height="1.162cm" fo:min-width="3.25cm"/>
    </style:style>
    <style:style style:name="gr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977cm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 fo:min-height="0.549cm" fo:min-width="4.577cm"/>
    </style:style>
    <style:style style:name="gr7" style:family="graphic" style:parent-style-name="standard">
      <style:graphic-properties draw:stroke="none" draw:fill="none" fo:min-height="5.25cm"/>
    </style:style>
    <style:style style:name="gr8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6.305cm" fo:padding-top="0.125cm" fo:padding-bottom="0.125cm" fo:padding-left="0.25cm" fo:padding-right="0.25cm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 fo:min-height="1.299cm" fo:min-width="4.577cm"/>
    </style:style>
    <style:style style:name="gr1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25cm" fo:padding-top="0.125cm" fo:padding-bottom="0.125cm" fo:padding-left="0.25cm" fo:padding-right="0.25cm"/>
    </style:style>
    <style:style style:name="gr1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3.153cm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="none" fo:min-height="2.25cm"/>
    </style:style>
    <style:style style:name="gr1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3.256cm" fo:padding-top="0.125cm" fo:padding-bottom="0.125cm" fo:padding-left="0.25cm" fo:padding-right="0.2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398cm" fo:min-width="0.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 style:writing-mode="lr-tb"/>
      <style:text-properties fo:font-size="12pt" fo:font-weight="bold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loext:opacity="0%"/>
    </style:style>
    <style:style style:name="T4" style:family="text">
      <style:text-properties fo:font-size="12pt" fo:font-weight="bold" style:font-size-asian="18pt" style:font-size-complex="18pt"/>
    </style:style>
    <style:style style:name="T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6.552cm" svg:height="8cm" svg:x="10.448cm" svg:y="17.499cm">
          <draw:text-box>
            <text:p text:style-name="P1"><text:span text:style-name="T1">id_materia</text:span></text:p>
            <text:p text:style-name="P1"><text:span text:style-name="T2">Nombre</text:span></text:p>
            <text:p text:style-name="P1"><text:span text:style-name="T2">Horas Lectivas</text:span></text:p>
            <text:p text:style-name="P1"><text:span text:style-name="T2"/></text:p>
          </draw:text-box>
        </draw:frame>
        <draw:custom-shape draw:style-name="gr2" draw:text-style-name="P3" draw:layer="layout" svg:width="6.552cm" svg:height="0.799cm" svg:x="10.448cm" svg:y="16.75cm">
          <text:p text:style-name="P3"><text:span text:style-name="T3"><text:s text:c="9"/></text:span><text:span text:style-name="T3">Materia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5cm" svg:height="5.75cm" svg:x="13cm" svg:y="8.25cm">
          <draw:text-box>
            <text:p/>
          </draw:text-box>
        </draw:frame>
        <draw:custom-shape draw:style-name="gr4" draw:text-style-name="P3" draw:layer="layout" svg:width="3.75cm" svg:height="1.412cm" svg:x="13cm" svg:y="6.838cm">
          <text:p text:style-name="P3"><text:span text:style-name="T4">Profesor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077cm" svg:height="3.227cm" svg:x="2cm" svg:y="3.072cm">
          <draw:text-box>
            <text:p text:style-name="P1"><text:span text:style-name="T1">id_alumno</text:span></text:p>
            <text:p text:style-name="P1"><text:span text:style-name="T2">Nombre</text:span></text:p>
            <text:p text:style-name="P1"><text:span text:style-name="T2">Apellidos</text:span></text:p>
            <text:p text:style-name="P1"><text:span text:style-name="T2">DNI,</text:span></text:p>
            <text:p text:style-name="P1"><text:span text:style-name="T2">Fecha de Nacimiento</text:span></text:p>
            <text:p text:style-name="P1"><text:span text:style-name="T2">/edad/</text:span></text:p>
          </draw:text-box>
        </draw:frame>
        <draw:custom-shape draw:style-name="gr6" draw:text-style-name="P3" draw:layer="layout" svg:width="5.077cm" svg:height="0.799cm" svg:x="2cm" svg:y="2.25cm">
          <text:p text:style-name="P3"><text:span text:style-name="T4">Alumno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807cm" svg:height="5.5cm" svg:x="12.943cm" svg:y="8.5cm">
          <draw:text-box>
            <text:p><text:span text:style-name="T1">id_profesor</text:span></text:p>
            <text:p><text:span text:style-name="T2">Nombre</text:span></text:p>
            <text:p><text:span text:style-name="T2">Apellidos</text:span></text:p>
            <text:p><text:span text:style-name="T2">DNI</text:span></text:p>
          </draw:text-box>
        </draw:frame>
        <draw:frame draw:style-name="gr8" draw:text-style-name="P2" draw:layer="layout" svg:width="5.077cm" svg:height="6.555cm" svg:x="1.75cm" svg:y="13.494cm">
          <draw:text-box>
            <text:p text:style-name="P1"><text:span text:style-name="T1">id_curso</text:span></text:p>
            <text:p text:style-name="P1"><text:span text:style-name="T2">Nombre</text:span></text:p>
          </draw:text-box>
        </draw:frame>
        <draw:custom-shape draw:style-name="gr9" draw:text-style-name="P3" draw:layer="layout" svg:width="5.077cm" svg:height="1.549cm" svg:x="1.75cm" svg:y="12cm">
          <text:p text:style-name="P3"><text:span text:style-name="T4">Curs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10" draw:text-style-name="P4" draw:layer="layout" svg:width="3.75cm" svg:height="2.5cm" svg:x="15.557cm" svg:y="3.25cm">
          <draw:text-box>
            <text:p/>
          </draw:text-box>
        </draw:frame>
        <draw:custom-shape draw:style-name="gr4" draw:text-style-name="P3" draw:layer="layout" svg:width="3.75cm" svg:height="1.412cm" svg:x="15.557cm" svg:y="1.838cm">
          <text:p text:style-name="P3"><text:span text:style-name="T4">Suscripción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5.077cm" svg:height="3.403cm" svg:x="2cm" svg:y="3.072cm">
          <draw:text-box>
            <text:p text:style-name="P1"><text:span text:style-name="T5">id_empleado</text:span></text:p>
            <text:p text:style-name="P1"><text:span text:style-name="T6">Nombre</text:span></text:p>
            <text:p text:style-name="P1"><text:span text:style-name="T6">Apellidos</text:span></text:p>
            <text:p text:style-name="P1"><text:span text:style-name="T6">DNI (Alter)</text:span></text:p>
            <text:p text:style-name="P1"><text:span text:style-name="T6">n_teléfono (Mult)</text:span></text:p>
            <text:p text:style-name="P6"><text:span text:style-name="T6">Correo electrónico (Alter)</text:span></text:p>
            <text:p text:style-name="P1"><text:span text:style-name="T6">Dirección</text:span></text:p>
            <text:p text:style-name="P1"><text:span text:style-name="T6">IBAN</text:span></text:p>
          </draw:text-box>
        </draw:frame>
        <draw:custom-shape draw:style-name="gr6" draw:text-style-name="P3" draw:layer="layout" svg:width="5.077cm" svg:height="0.799cm" svg:x="2cm" svg:y="2.25cm">
          <text:p text:style-name="P3"><text:span text:style-name="T4">Empleado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807cm" svg:height="2.5cm" svg:x="15.5cm" svg:y="3.5cm">
          <draw:text-box>
            <text:p><text:span text:style-name="T5">id_suscripción</text:span></text:p>
            <text:p><text:span text:style-name="T6">Nombre</text:span></text:p>
            <text:p><text:span text:style-name="T6">Precio</text:span></text:p>
            <text:p><text:span text:style-name="T6">Descripción</text:span></text:p>
          </draw:text-box>
        </draw:frame>
        <draw:frame draw:style-name="gr13" draw:text-style-name="P2" draw:layer="layout" svg:width="5.077cm" svg:height="3.506cm" svg:x="1.75cm" svg:y="13.494cm">
          <draw:text-box>
            <text:p text:style-name="P1"><text:span text:style-name="T5">id_cliente</text:span></text:p>
            <text:p text:style-name="P1"><text:span text:style-name="T6">Nombre</text:span></text:p>
            <text:p text:style-name="P1"><text:span text:style-name="T6">Apellidos</text:span></text:p>
            <text:p text:style-name="P1"><text:span text:style-name="T6">DNI (Ater)</text:span></text:p>
            <text:p text:style-name="P1"><text:span text:style-name="T6">n_teléfono (Mult)</text:span></text:p>
            <text:p text:style-name="P1"><text:span text:style-name="T6">Correo electrónico</text:span></text:p>
            <text:p text:style-name="P1"><text:span text:style-name="T6">Dirección</text:span></text:p>
            <text:p text:style-name="P1"><text:span text:style-name="T6">IBAN</text:span></text:p>
          </draw:text-box>
        </draw:frame>
        <draw:custom-shape draw:style-name="gr9" draw:text-style-name="P3" draw:layer="layout" svg:width="5.077cm" svg:height="1.549cm" svg:x="1.75cm" svg:y="12cm">
          <text:p text:style-name="P3"><text:span text:style-name="T4">Cliente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077cm" svg:height="3.227cm" svg:x="14.173cm" svg:y="8.023cm">
          <draw:text-box>
            <text:p text:style-name="P1"><text:span text:style-name="T5">id_curso</text:span></text:p>
            <text:p text:style-name="P1"><text:span text:style-name="T6">Nombre</text:span></text:p>
            <text:p text:style-name="P1"><text:span text:style-name="T6">Descripción</text:span></text:p>
            <text:p text:style-name="P1"><text:span text:style-name="T6">Horas</text:span></text:p>
          </draw:text-box>
        </draw:frame>
        <draw:custom-shape draw:style-name="gr6" draw:text-style-name="P3" draw:layer="layout" svg:width="5.077cm" svg:height="0.799cm" svg:x="14.173cm" svg:y="7.201cm">
          <text:p text:style-name="P3"><text:span text:style-name="T4">Cursos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077cm" svg:height="3.227cm" svg:x="14.25cm" svg:y="13.322cm">
          <draw:text-box>
            <text:p text:style-name="P1"><text:span text:style-name="T5">id_sala</text:span></text:p>
            <text:p text:style-name="P1"><text:span text:style-name="T6">Nombre</text:span></text:p>
            <text:p text:style-name="P1"><text:span text:style-name="T6">capacidad</text:span></text:p>
            <text:p text:style-name="P1"><text:span text:style-name="T6"/></text:p>
          </draw:text-box>
        </draw:frame>
        <draw:custom-shape draw:style-name="gr6" draw:text-style-name="P3" draw:layer="layout" svg:width="5.077cm" svg:height="0.799cm" svg:x="14.25cm" svg:y="12.5cm">
          <text:p text:style-name="P3"><text:span text:style-name="T4">Salas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077cm" svg:height="3.227cm" svg:x="7.173cm" svg:y="8.072cm">
          <draw:text-box>
            <text:p text:style-name="P1"><text:span text:style-name="T5">id_horario</text:span></text:p>
            <text:p text:style-name="P1"><text:span text:style-name="T6">h_comienzo</text:span></text:p>
            <text:p text:style-name="P1"><text:span text:style-name="T6">h_final</text:span></text:p>
          </draw:text-box>
        </draw:frame>
        <draw:custom-shape draw:style-name="gr6" draw:text-style-name="P3" draw:layer="layout" svg:width="5.077cm" svg:height="0.799cm" svg:x="7.173cm" svg:y="7.25cm">
          <text:p text:style-name="P3"><text:span text:style-name="T4">Horario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077cm" svg:height="3.227cm" svg:x="8.173cm" svg:y="2.822cm">
          <draw:text-box>
            <text:p text:style-name="P1"><text:span text:style-name="T5">id_dia</text:span></text:p>
            <text:p text:style-name="P1"><text:span text:style-name="T6">Nombre (Alter)</text:span></text:p>
          </draw:text-box>
        </draw:frame>
        <draw:custom-shape draw:style-name="gr6" draw:text-style-name="P3" draw:layer="layout" svg:width="5.077cm" svg:height="0.799cm" svg:x="8.173cm" svg:y="2cm">
          <text:p text:style-name="P3"><text:span text:style-name="T4">Dí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38cm" svg:height="1.294cm" svg:x="8.749cm" svg:y="16.2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0" draw:border="0%"/>
    <draw:gradient draw:name="Rellenado_20_azul" draw:display-name="Rellenado azul" draw:style="linear" draw:start-color="#729fcf" draw:end-color="#355269" draw:start-intensity="100%" draw:end-intensity="100%" draw:angle="0" draw:border="0%"/>
    <draw:gradient draw:name="Rellenado_20_rojo" draw:display-name="Rellenado rojo" draw:style="linear" draw:start-color="#ff6d6d" draw:end-color="#c9211e" draw:start-intensity="100%" draw:end-intensity="100%" draw:angle="0" draw:border="0%"/>
    <draw:gradient draw:name="Rellenado_20_verde" draw:display-name="Rellenado verde" draw:style="linear" draw:start-color="#77bc65" draw:end-color="#12762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_20_obxecto_20_non_20_ten_20_recheo_20_nin_20_liña" style:display-name="O obxecto non ten recheo ni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loext:opacity="100%"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09-19T12:15:30.646000000</meta:creation-date>
    <dc:date>2022-09-19T13:24:04.42</dc:date>
    <meta:editing-duration>PT4M49S</meta:editing-duration>
    <meta:editing-cycles>2</meta:editing-cycles>
    <meta:generator>OpenOffice/4.1.12$Win32 OpenOffice.org_project/4112m1$Build-9809</meta:generator>
    <meta:document-statistic meta:object-count="25"/>
  </office:meta>
</office:document-meta>
</file>